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340000022526363B8E1B313390.png" manifest:media-type="image/png"/>
  <manifest:file-entry manifest:full-path="Pictures/100002010000073000000203AFFD90B05AC73A4E.png" manifest:media-type="image/png"/>
  <manifest:file-entry manifest:full-path="Pictures/1000020100000733000002F318356157572C8D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Impress1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draw:style-name="gr1" draw:text-style-name="P1" draw:layer="layout" svg:width="26.734cm" svg:height="7.958cm" svg:x="0.508cm" svg:y="6.858cm">
          <draw:image xlink:href="Pictures/10000201000007340000022526363B8E1B313390.png" xlink:type="simple" xlink:show="embed" xlink:actuate="onLoad" loext:mime-type="image/png">
            <text:p/>
          </draw:image>
        </draw:frame>
        <draw:frame draw:style-name="gr2" draw:text-style-name="P2" draw:layer="layout" svg:width="13.97cm" svg:height="0.962cm" svg:x="2.54cm" svg:y="1.578cm">
          <draw:text-box>
            <text:p>Step 1: upload image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draw:style-name="gr1" draw:text-style-name="P1" draw:layer="layout" svg:width="27.999cm" svg:height="11.469cm" svg:x="0.23cm" svg:y="4.705cm">
          <draw:image xlink:href="Pictures/1000020100000733000002F318356157572C8DC3.png" xlink:type="simple" xlink:show="embed" xlink:actuate="onLoad" loext:mime-type="image/png">
            <text:p/>
          </draw:image>
        </draw:frame>
        <draw:frame draw:style-name="gr2" draw:text-style-name="P2" draw:layer="layout" svg:width="13.97cm" svg:height="0.962cm" svg:x="2.54cm" svg:y="1.578cm">
          <draw:text-box>
            <text:p>Step 2: Select image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draw:style-name="gr1" draw:text-style-name="P1" draw:layer="layout" svg:width="24.983cm" svg:height="6.991cm" svg:x="1.524cm" svg:y="6.471cm">
          <draw:image xlink:href="Pictures/100002010000073000000203AFFD90B05AC73A4E.png" xlink:type="simple" xlink:show="embed" xlink:actuate="onLoad" loext:mime-type="image/png">
            <text:p/>
          </draw:image>
        </draw:frame>
        <draw:frame draw:style-name="gr2" draw:text-style-name="P2" draw:layer="layout" svg:width="13.97cm" svg:height="0.962cm" svg:x="2.54cm" svg:y="1.578cm">
          <draw:text-box>
            <text:p>Step 1: Display Prediction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8T17:30:12.349464100</meta:creation-date>
    <meta:editing-duration>PT4M40S</meta:editing-duration>
    <meta:editing-cycles>4</meta:editing-cycles>
    <meta:generator>LibreOffice/6.1.5.2$Linux_X86_64 LibreOffice_project/10$Build-2</meta:generator>
    <dc:title>Impress</dc:title>
    <dc:date>2019-03-28T17:34:52.817423095</dc:date>
    <meta:document-statistic meta:object-count="46"/>
  </office:meta>
</office:document-meta>
</file>